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6" style:family="table">
      <style:table-properties style:width="19.001cm" fo:margin-top="0cm" fo:margin-bottom="0cm" table:align="margins" style:may-break-between-rows="false"/>
    </style:style>
    <style:style style:name="Tableau6.A" style:family="table-column">
      <style:table-column-properties style:column-width="1.401cm" style:rel-column-width="4830*"/>
    </style:style>
    <style:style style:name="Tableau6.B" style:family="table-column">
      <style:table-column-properties style:column-width="1.715cm" style:rel-column-width="5913*"/>
    </style:style>
    <style:style style:name="Tableau6.C" style:family="table-column">
      <style:table-column-properties style:column-width="1.884cm" style:rel-column-width="6497*"/>
    </style:style>
    <style:style style:name="Tableau6.D" style:family="table-column">
      <style:table-column-properties style:column-width="1.363cm" style:rel-column-width="4702*"/>
    </style:style>
    <style:style style:name="Tableau6.E" style:family="table-column">
      <style:table-column-properties style:column-width="1.647cm" style:rel-column-width="5682*"/>
    </style:style>
    <style:style style:name="Tableau6.F" style:family="table-column">
      <style:table-column-properties style:column-width="1.649cm" style:rel-column-width="5688*"/>
    </style:style>
    <style:style style:name="Tableau6.G" style:family="table-column">
      <style:table-column-properties style:column-width="2.004cm" style:rel-column-width="6911*"/>
    </style:style>
    <style:style style:name="Tableau6.I" style:family="table-column">
      <style:table-column-properties style:column-width="2cm" style:rel-column-width="6899*"/>
    </style:style>
    <style:style style:name="Tableau6.J" style:family="table-column">
      <style:table-column-properties style:column-width="1.667cm" style:rel-column-width="5749*"/>
    </style:style>
    <style:style style:name="Tableau6.K" style:family="table-column">
      <style:table-column-properties style:column-width="1.669cm" style:rel-column-width="5753*"/>
    </style:style>
    <style:style style:name="Tableau6.1" style:family="table-row">
      <style:table-row-properties style:min-row-height="0.90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K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style:vertical-align="middle" fo:background-color="#bee3d3" fo:padding="0.097cm" fo:border="0.05pt solid #000000">
        <style:background-image/>
      </style:table-cell-properties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.401cm" style:rel-column-width="4830*"/>
    </style:style>
    <style:style style:name="Tableau7.B" style:family="table-column">
      <style:table-column-properties style:column-width="1.709cm" style:rel-column-width="5894*"/>
    </style:style>
    <style:style style:name="Tableau7.C" style:family="table-column">
      <style:table-column-properties style:column-width="1.88cm" style:rel-column-width="6484*"/>
    </style:style>
    <style:style style:name="Tableau7.D" style:family="table-column">
      <style:table-column-properties style:column-width="1.36cm" style:rel-column-width="4690*"/>
    </style:style>
    <style:style style:name="Tableau7.E" style:family="table-column">
      <style:table-column-properties style:column-width="1.649cm" style:rel-column-width="5687*"/>
    </style:style>
    <style:style style:name="Tableau7.G" style:family="table-column">
      <style:table-column-properties style:column-width="2cm" style:rel-column-width="6898*"/>
    </style:style>
    <style:style style:name="Tableau7.J" style:family="table-column">
      <style:table-column-properties style:column-width="1.67cm" style:rel-column-width="5760*"/>
    </style:style>
    <style:style style:name="Tableau7.K" style:family="table-column">
      <style:table-column-properties style:column-width="1.685cm" style:rel-column-width="5809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K1" style:family="table-cell">
      <style:table-cell-properties style:vertical-align="middle" fo:padding="0.097cm" fo:border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3.651cm" style:rel-column-width="47082*"/>
    </style:style>
    <style:style style:name="Tableau8.B" style:family="table-column">
      <style:table-column-properties style:column-width="2cm" style:rel-column-width="6899*"/>
    </style:style>
    <style:style style:name="Tableau8.C" style:family="table-column">
      <style:table-column-properties style:column-width="1.67cm" style:rel-column-width="5761*"/>
    </style:style>
    <style:style style:name="Tableau8.D" style:family="table-column">
      <style:table-column-properties style:column-width="1.679cm" style:rel-column-width="5793*"/>
    </style:style>
    <style:style style:name="Tableau8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3.651cm" style:rel-column-width="47082*"/>
    </style:style>
    <style:style style:name="Tableau1.B" style:family="table-column">
      <style:table-column-properties style:column-width="2cm" style:rel-column-width="6899*"/>
    </style:style>
    <style:style style:name="Tableau1.C" style:family="table-column">
      <style:table-column-properties style:column-width="1.67cm" style:rel-column-width="5761*"/>
    </style:style>
    <style:style style:name="Tableau1.D" style:family="table-column">
      <style:table-column-properties style:column-width="1.679cm" style:rel-column-width="5793*"/>
    </style:style>
    <style:style style:name="Tableau1.A1" style:family="table-cell">
      <style:table-cell-properties style:vertical-align="middle" fo:background-color="#bee3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bee3d3" fo:padding="0.097cm" fo:border="0.05pt solid #000000">
        <style:background-image/>
      </style:table-cell-properties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13.651cm" style:rel-column-width="47082*"/>
    </style:style>
    <style:style style:name="Tableau9.B" style:family="table-column">
      <style:table-column-properties style:column-width="2cm" style:rel-column-width="6899*"/>
    </style:style>
    <style:style style:name="Tableau9.C" style:family="table-column">
      <style:table-column-properties style:column-width="1.67cm" style:rel-column-width="5761*"/>
    </style:style>
    <style:style style:name="Tableau9.D" style:family="table-column">
      <style:table-column-properties style:column-width="1.679cm" style:rel-column-width="5793*"/>
    </style:style>
    <style:style style:name="Tableau9.1" style:family="table-row">
      <style:table-row-properties style:min-row-height="0.697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409218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de473c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4b725" fo:background-color="transparent" style:font-size-asian="3.5pt" style:font-style-asian="italic" style:font-size-complex="4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4pt" fo:font-style="italic" officeooo:rsid="00e4b725" officeooo:paragraph-rsid="00e4b725" fo:background-color="transparent" style:font-size-asian="3.5pt" style:font-style-asian="italic" style:font-size-complex="4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4b725" fo:background-color="transparent" style:font-size-asian="4pt" style:font-style-asian="italic" style:font-size-complex="4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4pt" fo:font-style="italic" officeooo:rsid="00b67297" officeooo:paragraph-rsid="00ec8c05" fo:background-color="transparent" style:font-size-asian="4pt" style:font-style-asian="italic" style:font-size-complex="4pt" style:font-style-complex="italic"/>
    </style:style>
    <style:style style:name="P13" style:family="paragraph" style:parent-style-name="Standard">
      <style:text-properties style:font-name="Open Sans" fo:font-size="4pt" officeooo:paragraph-rsid="00e7b6f1" style:font-size-asian="3.5pt" style:font-size-complex="4pt"/>
    </style:style>
    <style:style style:name="P14" style:family="paragraph" style:parent-style-name="Standard">
      <style:text-properties officeooo:paragraph-rsid="00dce9c1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officeooo:paragraph-rsid="00e7b6f1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819f03" officeooo:paragraph-rsid="00e4b725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7pt" officeooo:rsid="00d4ac60" officeooo:paragraph-rsid="00e7b6f1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size="7pt" officeooo:rsid="00d4ac60" officeooo:paragraph-rsid="00efa13e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7pt" officeooo:rsid="00cdbc1c" officeooo:paragraph-rsid="00e7b6f1" style:font-size-asian="7pt" style:font-size-complex="7pt"/>
    </style:style>
    <style:style style:name="P21" style:family="paragraph" style:parent-style-name="Table_20_Contents">
      <style:text-properties style:font-name="Open Sans" fo:font-size="7pt" officeooo:rsid="0098b42b" officeooo:paragraph-rsid="00e7b6f1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Open Sans" fo:font-size="7pt" officeooo:rsid="00b3dd8b" officeooo:paragraph-rsid="00e7b6f1" style:font-size-asian="7pt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Open Sans" fo:font-size="7pt" officeooo:rsid="00b75211" officeooo:paragraph-rsid="00e7b6f1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Open Sans" fo:font-size="7pt" officeooo:rsid="00f63ac6" officeooo:paragraph-rsid="00f63ac6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style:font-name="Open Sans" fo:font-size="7pt" officeooo:rsid="00f74ea8" officeooo:paragraph-rsid="00f74ea8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7pt" officeooo:rsid="00ffcb0a" officeooo:paragraph-rsid="0100e949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6pt" officeooo:rsid="00cff7d9" officeooo:paragraph-rsid="00e7b6f1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6pt" officeooo:rsid="00d01e44" officeooo:paragraph-rsid="00e7b6f1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6pt" officeooo:rsid="00cf921e" officeooo:paragraph-rsid="00e7b6f1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6pt" officeooo:rsid="00d081ec" officeooo:paragraph-rsid="00e7b6f1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6pt" officeooo:rsid="00cc671b" officeooo:paragraph-rsid="00e7b6f1" style:font-size-asian="6pt" style:font-size-complex="6pt"/>
    </style:style>
    <style:style style:name="P32" style:family="paragraph" style:parent-style-name="Table_20_Contents">
      <style:paragraph-properties fo:text-align="end" style:justify-single-word="false"/>
      <style:text-properties style:font-name="Open Sans" fo:font-size="6pt" officeooo:rsid="00c77591" officeooo:paragraph-rsid="00e7b6f1" style:font-size-asian="6pt" style:font-size-complex="6pt"/>
    </style:style>
    <style:style style:name="P33" style:family="paragraph" style:parent-style-name="Table_20_Contents">
      <style:paragraph-properties fo:text-align="end" style:justify-single-word="false"/>
      <style:text-properties fo:font-size="7pt" officeooo:rsid="00c77591" officeooo:paragraph-rsid="00e7b6f1" style:font-size-asian="7pt" style:font-size-complex="7pt"/>
    </style:style>
    <style:style style:name="P34" style:family="paragraph" style:parent-style-name="Table_20_Heading">
      <style:paragraph-properties fo:text-align="center" style:justify-single-word="false"/>
      <style:text-properties style:font-name="Open Sans" fo:font-size="8pt" officeooo:rsid="007ee6a7" officeooo:paragraph-rsid="00e4b725" style:font-size-asian="8pt" style:font-size-complex="8pt"/>
    </style:style>
    <style:style style:name="P35" style:family="paragraph" style:parent-style-name="Table_20_Heading">
      <style:paragraph-properties fo:text-align="center" style:justify-single-word="false"/>
      <style:text-properties style:font-name="Open Sans" fo:font-size="8pt" officeooo:rsid="00bdfcd1" officeooo:paragraph-rsid="00e4b725" style:font-size-asian="8pt" style:font-size-complex="8pt"/>
    </style:style>
    <style:style style:name="P36" style:family="paragraph" style:parent-style-name="Table_20_Heading">
      <style:paragraph-properties fo:text-align="center" style:justify-single-word="false"/>
      <style:text-properties style:font-name="Open Sans" fo:font-size="8pt" officeooo:rsid="007fcc01" officeooo:paragraph-rsid="00e4b725" style:font-size-asian="8pt" style:font-size-complex="8pt"/>
    </style:style>
    <style:style style:name="P37" style:family="paragraph" style:parent-style-name="Table_20_Heading">
      <style:paragraph-properties fo:text-align="center" style:justify-single-word="false"/>
      <style:text-properties style:font-name="Open Sans" fo:font-size="8pt" officeooo:rsid="00b92dd5" officeooo:paragraph-rsid="00e4b725" style:font-size-asian="8pt" style:font-size-complex="8pt"/>
    </style:style>
    <style:style style:name="P38" style:family="paragraph" style:parent-style-name="Table_20_Heading">
      <style:paragraph-properties fo:text-align="center" style:justify-single-word="false"/>
      <style:text-properties style:font-name="Open Sans" fo:font-size="8pt" officeooo:rsid="00cc671b" officeooo:paragraph-rsid="00e4b725" style:font-size-asian="8pt" style:font-size-complex="8pt"/>
    </style:style>
    <style:style style:name="P39" style:family="paragraph" style:parent-style-name="Table_20_Heading">
      <style:paragraph-properties fo:text-align="center" style:justify-single-word="false"/>
      <style:text-properties style:font-name="Open Sans" fo:font-size="8pt" officeooo:rsid="00819f03" officeooo:paragraph-rsid="00e4b725" style:font-size-asian="8pt" style:font-size-complex="8pt"/>
    </style:style>
    <style:style style:name="P40" style:family="paragraph" style:parent-style-name="Table_20_Heading">
      <style:paragraph-properties fo:text-align="center" style:justify-single-word="false"/>
      <style:text-properties style:font-name="Open Sans" fo:font-size="8pt" officeooo:rsid="00ad47cc" officeooo:paragraph-rsid="00e4b725" style:font-size-asian="8pt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4pt" fo:font-style="italic" officeooo:rsid="00b67297" officeooo:paragraph-rsid="00fe4a6b" fo:background-color="transparent" style:font-size-asian="4pt" style:font-style-asian="italic" style:font-size-complex="4pt" style:font-style-complex="italic"/>
    </style:style>
    <style:style style:name="P42" style:family="paragraph" style:parent-style-name="Standard" style:master-page-name="">
      <loext:graphic-properties draw:fill="none"/>
      <style:paragraph-properties fo:text-align="center" style:justify-single-word="false" style:page-number="auto" fo:background-color="transparent" style:shadow="none">
        <style:tab-stops/>
      </style:paragraph-properties>
      <style:text-properties style:font-name="Open Sans" fo:font-size="4pt" fo:font-style="italic" officeooo:rsid="00b67297" officeooo:paragraph-rsid="00e7b6f1" fo:background-color="transparent" style:font-size-asian="3.5pt" style:font-style-asian="italic" style:font-size-complex="4pt" style:font-style-complex="italic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officeooo:rsid="00d74018"/>
    </style:style>
    <style:style style:name="T8" style:family="text">
      <style:text-properties officeooo:rsid="00ef188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6"/>
      <text:p text:style-name="P8"><draw:frame draw:style-name="fr1" draw:name="Cadre1" text:anchor-type="paragraph" svg:x="0.004cm" svg:y="0.254cm" svg:width="18.976cm" draw:z-index="2"><draw:text-box fo:min-height="1.392cm"><text:p text:style-name="P15">Filtres</text:p><text:p text:style-name="P7">[DATA_FILTERS]</text:p></draw:text-box></draw:frame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 table:number-columns-repeated="2"/>
        <table:table-column table:style-name="Tableau6.I"/>
        <table:table-column table:style-name="Tableau6.J"/>
        <table:table-column table:style-name="Tableau6.K"/>
        <table:table-header-rows>
          <table:table-row table:style-name="Tableau6.1">
            <table:table-cell table:style-name="Tableau6.A1" office:value-type="string">
              <text:p text:style-name="P34">Date</text:p>
            </table:table-cell>
            <table:table-cell table:style-name="Tableau6.A1" office:value-type="string">
              <text:p text:style-name="P35">N° Unique</text:p>
            </table:table-cell>
            <table:table-cell table:style-name="Tableau6.A1" office:value-type="string">
              <text:p text:style-name="P34">N° <text:span text:style-name="T5">Ecriture</text:span></text:p>
            </table:table-cell>
            <table:table-cell table:style-name="Tableau6.A1" office:value-type="string">
              <text:p text:style-name="P36">Journal</text:p>
            </table:table-cell>
            <table:table-cell table:style-name="Tableau6.A1" office:value-type="string">
              <text:p text:style-name="P37">N° Pièce</text:p>
            </table:table-cell>
            <table:table-cell table:style-name="Tableau6.A1" office:value-type="string">
              <text:p text:style-name="P38">Etat</text:p>
            </table:table-cell>
            <table:table-cell table:style-name="Tableau6.A1" office:value-type="string">
              <text:p text:style-name="P17">N° Compte</text:p>
            </table:table-cell>
            <table:table-cell table:style-name="Tableau6.A1" office:value-type="string">
              <text:p text:style-name="P17">Intitulé Compte</text:p>
            </table:table-cell>
            <table:table-cell table:style-name="Tableau6.A1" office:value-type="string">
              <text:p text:style-name="P39">Débit</text:p>
            </table:table-cell>
            <table:table-cell table:style-name="Tableau6.A1" office:value-type="string">
              <text:p text:style-name="P39">Crédit</text:p>
            </table:table-cell>
            <table:table-cell table:style-name="Tableau6.K1" office:value-type="string">
              <text:p text:style-name="P40">Balance</text:p>
              <text:p text:style-name="P40"/>
            </table:table-cell>
          </table:table-row>
        </table:table-header-rows>
      </table:table>
      <text:section text:style-name="Sect1" text:name="Section2">
        <text:p text:style-name="P10"/>
        <table:table table:name="Tableau2" table:style-name="Tableau2">
          <table:table-column table:style-name="Tableau2.A"/>
          <table:table-row>
            <table:table-cell table:style-name="Tableau2.A1" office:value-type="string">
              <text:p text:style-name="P26">[MONTH_NAME] <text:span text:style-name="T8">- [MONTH_ENTRY_COUNT] écritures</text:span></text:p>
            </table:table-cell>
          </table:table-row>
        </table:table>
        <text:p text:style-name="P41"/>
        <text:section text:style-name="Sect2" text:name="Section3">
          <text:p text:style-name="P11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column table:style-name="Tableau7.D"/>
            <table:table-column table:style-name="Tableau7.E" table:number-columns-repeated="2"/>
            <table:table-column table:style-name="Tableau7.G" table:number-columns-repeated="3"/>
            <table:table-column table:style-name="Tableau7.J"/>
            <table:table-column table:style-name="Tableau7.K"/>
            <table:table-row>
              <table:table-cell table:style-name="Tableau7.A1" office:value-type="string">
                <text:p text:style-name="P27">[PRINTED_ON]</text:p>
              </table:table-cell>
              <table:table-cell table:style-name="Tableau7.A1" office:value-type="string">
                <text:p text:style-name="P28">[CONTINUOUS_NUMBER]</text:p>
              </table:table-cell>
              <table:table-cell table:style-name="Tableau7.A1" office:value-type="string">
                <text:p text:style-name="P29">[ENTRY_NUMBER]</text:p>
              </table:table-cell>
              <table:table-cell table:style-name="Tableau7.A1" office:value-type="string">
                <text:p text:style-name="P30">[JOURNAL_NAME]</text:p>
              </table:table-cell>
              <table:table-cell table:style-name="Tableau7.A1" office:value-type="string">
                <text:p text:style-name="P30">[REFERENCE_NUMBER]</text:p>
              </table:table-cell>
              <table:table-cell table:style-name="Tableau7.A1" office:value-type="string">
                <text:p text:style-name="P30">[STATE]</text:p>
              </table:table-cell>
              <table:table-cell table:style-name="Tableau7.A1" office:value-type="string">
                <text:p text:style-name="P31">[ITEM_ACCOUNT_NUMBER]</text:p>
              </table:table-cell>
              <table:table-cell table:style-name="Tableau7.A1" office:value-type="string">
                <text:p text:style-name="P31">[ITEM_ACCOUNT_NAME]</text:p>
              </table:table-cell>
              <table:table-cell table:style-name="Tableau7.A1" office:value-type="string">
                <text:p text:style-name="P32">[ITEM_REAL_DEBIT]</text:p>
              </table:table-cell>
              <table:table-cell table:style-name="Tableau7.A1" office:value-type="string">
                <text:p text:style-name="P32">[ITEM_REAL_CREDIT]</text:p>
              </table:table-cell>
              <table:table-cell table:style-name="Tableau7.K1" office:value-type="string">
                <text:p text:style-name="P33"/>
              </table:table-cell>
            </table:table-row>
          </table:table>
          <text:p text:style-name="P42"/>
          <table:table table:name="Tableau8" table:style-name="Tableau8">
            <table:table-column table:style-name="Tableau8.A"/>
            <table:table-column table:style-name="Tableau8.B"/>
            <table:table-column table:style-name="Tableau8.C"/>
            <table:table-column table:style-name="Tableau8.D"/>
            <table:table-row>
              <table:table-cell table:style-name="Tableau8.A1" office:value-type="string">
                <text:p text:style-name="P18">Total [ENTRY_NUMBER] <text:span text:style-name="T7">|</text:span> <text:span text:style-name="T7">Pièce : [REFERENCE_NUMBER] | Origine : [LABEL]</text:span></text:p>
              </table:table-cell>
              <table:table-cell table:style-name="Tableau8.A1" office:value-type="string">
                <text:p text:style-name="P20">[REAL_DEBIT]</text:p>
              </table:table-cell>
              <table:table-cell table:style-name="Tableau8.A1" office:value-type="string">
                <text:p text:style-name="P20">[REAL_CREDIT]</text:p>
              </table:table-cell>
              <table:table-cell table:style-name="Tableau8.D1" office:value-type="string">
                <text:p text:style-name="P20">[BALANCE]</text:p>
              </table:table-cell>
            </table:table-row>
          </table:table>
          <text:p text:style-name="P13"/>
        </text:section>
        <text:p text:style-name="P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>
            <table:table-cell table:style-name="Tableau1.A1" office:value-type="string">
              <text:p text:style-name="P19">Total <text:span text:style-name="T8">[MONTH_NAME] - [MONTH_ENTRY_COUNT] écritures</text:span></text:p>
            </table:table-cell>
            <table:table-cell table:style-name="Tableau1.A1" office:value-type="string">
              <text:p text:style-name="P24">[MONTH_TOTAL_DEBIT]</text:p>
            </table:table-cell>
            <table:table-cell table:style-name="Tableau1.A1" office:value-type="string">
              <text:p text:style-name="P25">[MONTH_TOTAL_CREDIT]</text:p>
            </table:table-cell>
            <table:table-cell table:style-name="Tableau1.D1" office:value-type="string">
              <text:p text:style-name="P25">[MONTH_BALANCE]</text:p>
            </table:table-cell>
          </table:table-row>
        </table:table>
        <text:p text:style-name="P12"/>
      </text:section>
      <text:p text:style-name="P1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21">Totaux - <text:span text:style-name="T6">[ENTRY_COUNT] écritures</text:span></text:p>
          </table:table-cell>
          <table:table-cell table:style-name="Tableau9.A1" office:value-type="string">
            <text:p text:style-name="P22">[TOTAL_DEBIT]</text:p>
          </table:table-cell>
          <table:table-cell table:style-name="Tableau9.A1" office:value-type="string">
            <text:p text:style-name="P22">[TOTAL_CREDIT]</text:p>
          </table:table-cell>
          <table:table-cell table:style-name="Tableau9.D1" office:value-type="string">
            <text:p text:style-name="P23">[TOTAL_BALANCE]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2:39.260932023</dc:date>
    <meta:editing-duration>PT7H12M14S</meta:editing-duration>
    <meta:editing-cycles>180</meta:editing-cycles>
    <meta:generator>LibreOffice/6.4.6.2$Linux_X86_64 LibreOffice_project/40$Build-2</meta:generator>
    <meta:document-statistic meta:table-count="7" meta:image-count="2" meta:object-count="0" meta:page-count="1" meta:paragraph-count="42" meta:word-count="76" meta:character-count="709" meta:non-whitespace-character-count="673"/>
  </office:meta>
</office:document-meta>
</file>